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25"/>
        </table:table-row>
        <table:table-row table:style-name="ro1"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number-columns-repeated="3" office:value-type="string">
            <text:p>0-255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RG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H=1</text:p>
          </table:table-cell>
          <table:table-cell table:number-columns-repeated="25"/>
        </table:table-row>
        <table:table-row table:style-name="ro1">
          <table:table-cell office:value-type="string">
            <text:p>W=1</text:p>
          </table:table-cell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/>
          <table:table-cell table:number-columns-repeated="5" office:value-type="string">
            <text:p>90,20,40</text:p>
          </table:table-cell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np.array(shape = (50000,5,5,1))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np.array(shape = (1000,480,360,3))</text:p>
          </table:table-cell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np.reshape(1000,3,480,360)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string">
            <text:p>CNN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>
            <text:p>RNN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7" office:value-type="string">
            <text:p>.</text:p>
          </table:table-cell>
          <table:table-cell table:number-columns-repeated="15"/>
          <table:table-cell office:value-type="string">
            <text:p>f25</text:p>
          </table:table-cell>
          <table:table-cell office:value-type="string">
            <text:p>y</text:p>
          </table:table-cell>
        </table:table-row>
        <table:table-row table:style-name="ro2">
          <table:table-cell/>
          <table:table-cell table:number-columns-repeated="25" office:value-type="string">
            <text:p>90,20,40</text:p>
          </table:table-cell>
          <table:table-cell office:value-type="string">
            <text:p>rabit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58">
            <text:p>158</text:p>
          </table:table-cell>
          <table:table-cell table:number-columns-repeated="22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x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[</text:p>
          </table:table-cell>
          <table:table-cell table:number-columns-repeated="5" office:value-type="float" office:value="0.001">
            <text:p>0.001</text:p>
          </table:table-cell>
          <table:table-cell office:value-type="string">
            <text:p>99,9111</text:p>
          </table:table-cell>
          <table:table-cell table:number-columns-repeated="4" office:value-type="float" office:value="0.001">
            <text:p>0.001</text:p>
          </table:table-cell>
          <table:table-cell office:value-type="string">
            <text:p>]</text:p>
          </table:table-cell>
          <table:table-cell table:number-columns-repeated="3"/>
          <table:table-cell office:value-type="string">
            <text:p>node(x1*w1+x2*w2+b)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>
            <text:p>x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float" office:value="0.929354">
            <text:p>0.929354</text:p>
          </table:table-cell>
          <table:table-cell office:value-type="float" office:value="1.929354">
            <text:p>1.929354</text:p>
          </table:table-cell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.929354">
            <text:p>1.929354</text:p>
          </table:table-cell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0.929354">
            <text:p>0.929354</text:p>
          </table:table-cell>
          <table:table-cell office:value-type="float" office:value="1.929354">
            <text:p>1.929354</text:p>
          </table:table-cell>
          <table:table-cell office:value-type="float" office:value="2.929354">
            <text:p>2.929354</text:p>
          </table:table-cell>
          <table:table-cell/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1.929354">
            <text:p>1.929354</text:p>
          </table:table-cell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/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/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5.929354">
            <text:p>5.929354</text:p>
          </table:table-cell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.929354">
            <text:p>1.929354</text:p>
          </table:table-cell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6.929354">
            <text:p>6.929354</text:p>
          </table:table-cell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.929354">
            <text:p>2.929354</text:p>
          </table:table-cell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7.929354">
            <text:p>7.929354</text:p>
          </table:table-cell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.929354">
            <text:p>3.929354</text:p>
          </table:table-cell>
          <table:table-cell office:value-type="float" office:value="4.929354">
            <text:p>4.929354</text:p>
          </table:table-cell>
          <table:table-cell office:value-type="float" office:value="5.929354">
            <text:p>5.929354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8.929354">
            <text:p>8.929354</text:p>
          </table:table-cell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9.929354">
            <text:p>9.929354</text:p>
          </table:table-cell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0.929354">
            <text:p>10.929354</text:p>
          </table:table-cell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16.929354">
            <text:p>16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1.929354">
            <text:p>11.929354</text:p>
          </table:table-cell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16.929354">
            <text:p>16.929354</text:p>
          </table:table-cell>
          <table:table-cell office:value-type="float" office:value="17.929354">
            <text:p>17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2.929354">
            <text:p>12.929354</text:p>
          </table:table-cell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16.929354">
            <text:p>16.929354</text:p>
          </table:table-cell>
          <table:table-cell office:value-type="float" office:value="17.929354">
            <text:p>17.929354</text:p>
          </table:table-cell>
          <table:table-cell office:value-type="float" office:value="18.929354">
            <text:p>18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3.929354">
            <text:p>13.929354</text:p>
          </table:table-cell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16.929354">
            <text:p>16.929354</text:p>
          </table:table-cell>
          <table:table-cell office:value-type="float" office:value="17.929354">
            <text:p>17.929354</text:p>
          </table:table-cell>
          <table:table-cell office:value-type="float" office:value="18.929354">
            <text:p>18.929354</text:p>
          </table:table-cell>
          <table:table-cell office:value-type="float" office:value="19.929354">
            <text:p>19.929354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float" office:value="14.929354">
            <text:p>14.929354</text:p>
          </table:table-cell>
          <table:table-cell office:value-type="float" office:value="15.929354">
            <text:p>15.929354</text:p>
          </table:table-cell>
          <table:table-cell office:value-type="float" office:value="16.929354">
            <text:p>16.929354</text:p>
          </table:table-cell>
          <table:table-cell office:value-type="float" office:value="17.929354">
            <text:p>17.929354</text:p>
          </table:table-cell>
          <table:table-cell office:value-type="float" office:value="18.929354">
            <text:p>18.929354</text:p>
          </table:table-cell>
          <table:table-cell office:value-type="float" office:value="19.929354">
            <text:p>19.929354</text:p>
          </table:table-cell>
          <table:table-cell office:value-type="float" office:value="20.929354">
            <text:p>20.929354</text:p>
          </table:table-cell>
          <table:table-cell office:value-type="float" office:value="0">
            <text:p>0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6/22/2018</text:date>, <text:time>10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laik</meta:initial-creator>
    <meta:creation-date>2018-06-22T08:36:42.85</meta:creation-date>
    <meta:generator>OpenOffice/4.1.5$Win32 OpenOffice.org_project/415m1$Build-9789</meta:generator>
    <dc:date>2018-06-22T10:58:56.33</dc:date>
    <dc:creator>sandeep laik</dc:creator>
    <meta:editing-duration>PT2H22M17S</meta:editing-duration>
    <meta:editing-cycles>1</meta:editing-cycles>
    <meta:document-statistic meta:table-count="3" meta:cell-count="298" meta:object-count="0"/>
  </office:meta>
</office:document-meta>
</file>